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05in" style:use-optimal-column-width="false"/>
    </style:style>
    <style:style style:name="Table2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paragraph-properties fo:break-before="page"/>
    </style:style>
    <style:style style:name="P7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Absatz-Standardschriftart" style:family="text">
      <style:text-properties fo:font-weight="bold" style:font-weight-asian="bold" style:font-weight-complex="bold" fo:language="en" fo:country="US"/>
    </style:style>
    <style:style style:name="T77" style:parent-style-name="Absatz-Standardschriftart" style:family="text">
      <style:text-properties fo:font-weight="bold" style:font-weight-asian="bold" style:font-weight-complex="bold" fo:language="en" fo:country="US"/>
    </style:style>
    <style:style style:name="T78" style:parent-style-name="Absatz-Standardschriftart" style:family="text">
      <style:text-properties fo:font-weight="bold" style:font-weight-asian="bold" style:font-weight-complex="bold"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paragraph-properties fo:break-before="page"/>
      <style:text-properties fo:language="en" fo:country="US"/>
    </style:style>
    <style:style style:name="P8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font-weight="bold" style:font-weight-asian="bold" style:font-weight-complex="bold"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T112" style:parent-style-name="Absatz-Standardschriftart" style:family="text">
      <style:text-properties fo:font-weight="bold" style:font-weight-asian="bold" style:font-weight-complex="bold" fo:language="en" fo:country="US"/>
    </style:style>
    <style:style style:name="T113" style:parent-style-name="Absatz-Standardschriftart" style:family="text">
      <style:text-properties fo:font-weight="bold" style:font-weight-asian="bold" style:font-weight-complex="bold"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paragraph-properties fo:break-before="page"/>
    </style:style>
    <style:style style:name="P11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font-weight="bold" style:font-weight-asian="bold" style:font-weight-complex="bold"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font-weight="bold" style:font-weight-asian="bold" style:font-weight-complex="bold"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T142" style:parent-style-name="Absatz-Standardschriftart" style:family="text">
      <style:text-properties fo:language="en" fo:country="US"/>
    </style:style>
    <style:style style:name="T143" style:parent-style-name="Absatz-Standardschriftart" style:family="text">
      <style:text-properties fo:font-weight="bold" style:font-weight-asian="bold" style:font-weight-complex="bold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paragraph-properties fo:break-before="page"/>
    </style:style>
    <style:style style:name="P148" style:parent-style-name="Standard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</office:automatic-styles>
  <office:body>
    <office:text text:use-soft-page-breaks="true">
      <text:p text:style-name="P1">Botnet Strom Protokoll für I2C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Byte</text:p>
          </table:table-cell>
          <table:table-cell table:style-name="TableCell8">
            <text:p text:style-name="TableContents">400khz</text:p>
          </table:table-cell>
          <table:table-cell table:style-name="TableCell9">
            <text:p text:style-name="TableContents">1000khz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25us</text:p>
          </table:table-cell>
          <table:table-cell table:style-name="TableCell13">
            <text:p text:style-name="TableContents">10us</text:p>
          </table:table-cell>
        </table:table-row>
        <table:table-row table:style-name="TableRow14">
          <table:table-cell table:style-name="TableCell15">
            <text:p text:style-name="TableContents">2</text:p>
          </table:table-cell>
          <table:table-cell table:style-name="TableCell16">
            <text:p text:style-name="TableContents">50us</text:p>
          </table:table-cell>
          <table:table-cell table:style-name="TableCell17">
            <text:p text:style-name="TableContents">20us</text:p>
          </table:table-cell>
        </table:table-row>
        <table:table-row table:style-name="TableRow18">
          <table:table-cell table:style-name="TableCell19">
            <text:p text:style-name="TableContents">4</text:p>
          </table:table-cell>
          <table:table-cell table:style-name="TableCell20">
            <text:p text:style-name="TableContents">100us</text:p>
          </table:table-cell>
          <table:table-cell table:style-name="TableCell21">
            <text:p text:style-name="TableContents">40us</text:p>
          </table:table-cell>
        </table:table-row>
        <table:table-row table:style-name="TableRow22">
          <table:table-cell table:style-name="TableCell23">
            <text:p text:style-name="TableContents">8</text:p>
          </table:table-cell>
          <table:table-cell table:style-name="TableCell24">
            <text:p text:style-name="TableContents">200us</text:p>
          </table:table-cell>
          <table:table-cell table:style-name="TableCell25">
            <text:p text:style-name="TableContents">80us</text:p>
          </table:table-cell>
        </table:table-row>
        <table:table-row table:style-name="TableRow26">
          <table:table-cell table:style-name="TableCell27">
            <text:p text:style-name="TableContents">16</text:p>
          </table:table-cell>
          <table:table-cell table:style-name="TableCell28">
            <text:p text:style-name="TableContents">400us</text:p>
          </table:table-cell>
          <table:table-cell table:style-name="TableCell29">
            <text:p text:style-name="TableContents">160us</text:p>
          </table:table-cell>
        </table:table-row>
        <table:table-row table:style-name="TableRow30">
          <table:table-cell table:style-name="TableCell31">
            <text:p text:style-name="TableContents">32</text:p>
          </table:table-cell>
          <table:table-cell table:style-name="TableCell32">
            <text:p text:style-name="TableContents">800us</text:p>
          </table:table-cell>
          <table:table-cell table:style-name="TableCell33">
            <text:p text:style-name="TableContents">320us</text:p>
          </table:table-cell>
        </table:table-row>
        <table:table-row table:style-name="TableRow34">
          <table:table-cell table:style-name="TableCell35">
            <text:p text:style-name="TableContents">64</text:p>
          </table:table-cell>
          <table:table-cell table:style-name="TableCell36">
            <text:p text:style-name="TableContents">1600us</text:p>
          </table:table-cell>
          <table:table-cell table:style-name="TableCell37">
            <text:p text:style-name="TableContents">640us</text:p>
          </table:table-cell>
        </table:table-row>
        <table:table-row table:style-name="TableRow38">
          <table:table-cell table:style-name="TableCell39">
            <text:p text:style-name="TableContents">128</text:p>
          </table:table-cell>
          <table:table-cell table:style-name="TableCell40">
            <text:p text:style-name="TableContents">3200us</text:p>
          </table:table-cell>
          <table:table-cell table:style-name="TableCell41">
            <text:p text:style-name="TableContents">1280us</text:p>
          </table:table-cell>
        </table:table-row>
        <table:table-row table:style-name="TableRow42">
          <table:table-cell table:style-name="TableCell43">
            <text:p text:style-name="TableContents">256</text:p>
          </table:table-cell>
          <table:table-cell table:style-name="TableCell44">
            <text:p text:style-name="TableContents">6400us</text:p>
          </table:table-cell>
          <table:table-cell table:style-name="TableCell45">
            <text:p text:style-name="TableContents">2560us</text:p>
          </table:table-cell>
        </table:table-row>
        <table:table-row table:style-name="TableRow46">
          <table:table-cell table:style-name="TableCell47">
            <text:p text:style-name="TableContents">1024</text:p>
          </table:table-cell>
          <table:table-cell table:style-name="TableCell48">
            <text:p text:style-name="TableContents">25600us</text:p>
          </table:table-cell>
          <table:table-cell table:style-name="TableCell49">
            <text:p text:style-name="TableContents">10240us</text:p>
          </table:table-cell>
        </table:table-row>
      </table:table>
      <text:p text:style-name="Standard"/>
      <text:p text:style-name="Standard"/>
      <text:p text:style-name="Standard">BN-Header: (7 Byte)</text:p>
      <text:p text:style-name="Standard"/>
      <text:p text:style-name="Standard">ITTT.PPP0 [DA DA SA SA] AG PS CS</text:p>
      <text:p text:style-name="Standard"/>
      <text:p text:style-name="P50">I: Identifier:</text:p>
      <text:p text:style-name="P51">0: I2C Master/Slave Kommunikation</text:p>
      <text:p text:style-name="P52">1: BN-Kommunikation</text:p>
      <text:p text:style-name="P53"/>
      <text:p text:style-name="P54">TTT: Transmission Typ</text:p>
      <text:p text:style-name="P55">0: Reserved</text:p>
      <text:p text:style-name="P56">1: Short Transmission without SW Ack (only for direct master to slave)</text:p>
      <text:p text:style-name="P57">2: Short Transmission with <text:s text:c="5"/>SW Ack<text:s/>(only for direct master to slave)</text:p>
      <text:p text:style-name="P58">3: Full Transmission <text:s text:c="2"/>without SW Ack</text:p>
      <text:p text:style-name="P59">4: Full Transmission <text:s text:c="2"/>with <text:s text:c="5"/>SW Ack</text:p>
      <text:p text:style-name="P60">5: Full Transmission <text:s text:c="2"/>without SW Ack and Age Counter</text:p>
      <text:p text:style-name="P61">6: Full Transmission <text:s text:c="2"/>with <text:s text:c="5"/>SW Ack and Age Counter</text:p>
      <text:p text:style-name="P62">7: Ack Transmission</text:p>
      <text:p text:style-name="P63"/>
      <text:p text:style-name="P64">PPP:<text:s/>Protokoll</text:p>
      <text:p text:style-name="P65">0: Reserved</text:p>
      <text:p text:style-name="P66">1: Message</text:p>
      <text:p text:style-name="P67">2: Stream</text:p>
      <text:p text:style-name="P68">3: Package</text:p>
      <text:p text:style-name="P69">4: Reserved</text:p>
      <text:p text:style-name="P70">5: Reserved</text:p>
      <text:p text:style-name="P71">6: Reserved</text:p>
      <text:p text:style-name="P72">7: Reserved</text:p>
      <text:p text:style-name="P73"/>
      <text:p text:style-name="Standard">CS: Prüfsumme: <text:s text:c="2"/>Alles Bytes Protokoll und Daten aufaddiert + 1</text:p>
      <text:p text:style-name="Standard"/>
      <text:p text:style-name="Standard">PS <text:s/>= Größe der Nachricht: Protokoll und Daten: 8 Bit 0..255</text:p>
      <text:p text:style-name="Standard">AG = Alter, Jedesmal wenn die Nachricht weitergleitet wird, Alter++</text:p>
      <text:p text:style-name="P74"/>
      <text:p text:style-name="P75">Msg Protokoll:</text:p>
      <text:p text:style-name="Standard"/>
      <text:p text:style-name="Standard">DA: Datenanzahl = Header.PS – sizeof(Header) - 1</text:p>
      <text:p text:style-name="Standard"/>
      <text:p text:style-name="Standard">MI<text:s/>MI<text:s/>MD[0..DA]</text:p>
      <text:p text:style-name="Standard"/>
      <text:p text:style-name="Standard">MI<text:s/>MI:<text:s/>16<text:s/>Bit Msg Index: 0..65535</text:p>
      <text:p text:style-name="Standard">MD[x]: Msg Daten</text:p>
      <text:p text:style-name="Standard"/>
      <text:p text:style-name="Standard"/>
      <text:p text:style-name="Standard"><text:span text:style-name="T76">Acknowlege: MI<text:s/></text:span><text:span text:style-name="T77">MI<text:s/></text:span><text:span text:style-name="T78">MD0</text:span></text:p>
      <text:p text:style-name="P79"/>
      <text:p text:style-name="P80">MD0 <text:s text:c="2"/>= Acknowlege</text:p>
      <text:p text:style-name="P81">0: ACK</text:p>
      <text:p text:style-name="Standard">1: NACK -&gt; Checksumme falsch</text:p>
      <text:p text:style-name="Standard">2: NACK -&gt;<text:s/>Nochmals senden</text:p>
      <text:p text:style-name="Standard">3: NACK -&gt; Nachricht unbekannt</text:p>
      <text:p text:style-name="Standard">4..15: frei</text:p>
      <text:p text:style-name="Standard"/>
      <text:p text:style-name="Standard">MI == 0 reserviert für Kommandos:</text:p>
      <text:p text:style-name="Standard">Indem Fall,</text:p>
      <text:p text:style-name="Standard"/>
      <text:p text:style-name="Standard">MI MI CID CSID <text:s/>MD[0..DA]</text:p>
      <text:p text:style-name="Standard"/>
      <text:p text:style-name="Standard">MI MI: 16 Bit Msg Index: == 0</text:p>
      <text:p text:style-name="P82">CID: Command ID:<text:s/>8<text:s/>Bit: 0..255</text:p>
      <text:p text:style-name="P83">CSID:<text:s/>Sub<text:s/>Command ID:<text:s/>8<text:s/>Bit: 0..255</text:p>
      <text:p text:style-name="Standard">MD[x]: Command Daten</text:p>
      <text:p text:style-name="P84"/>
      <text:p text:style-name="P85"/>
      <text:p text:style-name="P86"/>
      <text:p text:style-name="P87">Datenstrom Protokoll:</text:p>
      <text:p text:style-name="Standard"/>
      <text:p text:style-name="Standard"/>
      <text:p text:style-name="P88">DS-Header: CIII.NNNN</text:p>
      <text:p text:style-name="P89"/>
      <text:p text:style-name="P90">C: Command 1 Bit</text:p>
      <text:p text:style-name="P91">0 = Daten</text:p>
      <text:p text:style-name="P92">1 = Command</text:p>
      <text:p text:style-name="P93"/>
      <text:p text:style-name="P94">III <text:s text:c="9"/>= <text:s/>Stream Index 0..7</text:p>
      <text:p text:style-name="Standard">0: Diag/Konsole</text:p>
      <text:p text:style-name="Standard">1..7: frei</text:p>
      <text:p text:style-name="Standard"/>
      <text:p text:style-name="Standard"/>
      <text:p text:style-name="P95">Daten: CIII.NNNN SD[0..DA]</text:p>
      <text:p text:style-name="Standard"/>
      <text:p text:style-name="Standard">NNNN <text:s text:c="2"/>=<text:s/>Nachrichten Index <text:s/>4 Bit 0..15</text:p>
      <text:p text:style-name="Standard"/>
      <text:p text:style-name="Standard">SD: Stream Daten</text:p>
      <text:p text:style-name="Standard"/>
      <text:p text:style-name="P96">DA: Datenanzahl = BN-Header.PS – sizeof(BN-Header) - sizeof(DS-Header)</text:p>
      <text:p text:style-name="P97"/>
      <text:p text:style-name="P98">Commands: CIII.NNNN SD0<text:s/>SD1 SD2</text:p>
      <text:p text:style-name="P99"/>
      <text:p text:style-name="P100">NNNN <text:s text:c="2"/>= Command</text:p>
      <text:p text:style-name="P101">0: Ack: Details in SD0</text:p>
      <text:p text:style-name="P102"><text:s text:c="7"/>SD0 <text:s/>= 0: Ack</text:p>
      <text:p text:style-name="P103"><text:s text:c="7"/>SD0 != 0: Nack</text:p>
      <text:p text:style-name="P104">1: Re-Init des<text:s/>Strombuffers</text:p>
      <text:p text:style-name="P105">2: Connect<text:s/>port<text:s/>destination to BN_ID:Strom<text:s/>given by SD0SD1:SD2</text:p>
      <text:p text:style-name="P106">3: Disconnect/Free<text:s/>port</text:p>
      <text:p text:style-name="P107">4..15: Reserved</text:p>
      <text:p text:style-name="P108"/>
      <text:p text:style-name="P109">SD0 <text:s text:c="6"/>= Wert 0..255</text:p>
      <text:p text:style-name="P110"/>
      <text:p text:style-name="P111"/>
      <text:p text:style-name="Standard"><text:span text:style-name="T112">Acknowledge</text:span><text:span text:style-name="T113">: 0III.NNNN</text:span></text:p>
      <text:p text:style-name="P114"/>
      <text:p text:style-name="P115">NNNN <text:s text:c="2"/>=<text:s/>Acknowledge</text:p>
      <text:p text:style-name="P116">0: ACK</text:p>
      <text:p text:style-name="Standard">1: NACK -&gt; Checksumme falsch</text:p>
      <text:p text:style-name="Standard">2: NACK -&gt; Nochmals senden</text:p>
      <text:p text:style-name="Standard">3: NACK -&gt; Strombuffer<text:s/>ist voll</text:p>
      <text:p text:style-name="Standard">4: NACK -&gt; Strom<text:s/>Index nicht ok</text:p>
      <text:p text:style-name="Standard">5: NACK -&gt; Nachrichten Index stimmt nicht</text:p>
      <text:p text:style-name="Standard">6: NACK -&gt; Ziel antwortet nicht</text:p>
      <text:p text:style-name="Standard">7..15: frei</text:p>
      <text:p text:style-name="Standard"/>
      <text:p text:style-name="P117"/>
      <text:p text:style-name="P118"/>
      <text:p text:style-name="P119">Paket Protokoll:</text:p>
      <text:p text:style-name="P120"/>
      <text:p text:style-name="P121"/>
      <text:p text:style-name="P122">PS-Header: CIII.NNNN NNNN.NNNN</text:p>
      <text:p text:style-name="P123"/>
      <text:p text:style-name="P124">C: Command 1 Bit</text:p>
      <text:p text:style-name="P125">0 = Daten</text:p>
      <text:p text:style-name="P126">1 = Command</text:p>
      <text:p text:style-name="P127"/>
      <text:p text:style-name="P128">III <text:s text:c="9"/>= <text:s/>Packet Index<text:s/>0..7</text:p>
      <text:p text:style-name="P129"/>
      <text:p text:style-name="P130">Daten: CIII NNNN NNNN.NNNN PD[0..DA]</text:p>
      <text:p text:style-name="Standard"/>
      <text:p text:style-name="Standard">NNNN NNNN.NNNN = Package Daten Offset <text:s/>12 Bit 1..4096</text:p>
      <text:p text:style-name="Standard"/>
      <text:p text:style-name="P131">PD: Package Daten</text:p>
      <text:p text:style-name="P132"/>
      <text:p text:style-name="P133">DA: Datenanzahl = BN-Header.PS – sizeof(BN-Header) - sizeof(PS-Header)</text:p>
      <text:p text:style-name="P134"/>
      <text:p text:style-name="P135">Commands: CIII NNNN PD0 PD1</text:p>
      <text:p text:style-name="P136"/>
      <text:p text:style-name="P137">NNNN <text:s text:c="2"/>= Commands</text:p>
      <text:p text:style-name="P138"/>
      <text:p text:style-name="P139"/>
      <text:p text:style-name="P140">0: Ack:<text:s/>Details in PD0, PD1 commando abhänging</text:p>
      <text:p text:style-name="P141"><text:s text:c="7"/>SD0 <text:s/>= 0: Ack</text:p>
      <text:p text:style-name="Standard"><text:span text:style-name="T142"><text:s text:c="7"/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<text:s/>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T143">Acknowlege: 0III.NNNN</text:span></text:p>
      <text:p text:style-name="Standard"/>
      <text:p text:style-name="P144">NNNN <text:s text:c="2"/>= Acknowlege</text:p>
      <text:p text:style-name="P145">0: ACK</text:p>
      <text:p text:style-name="P146">1: NACK -&gt; Checksumme falsch</text:p>
      <text:p text:style-name="Standard">2: NACK -&gt; Nochmals senden</text:p>
      <text:p text:style-name="Standard">3: NACK -&gt; Package Index nicht ok</text:p>
      <text:p text:style-name="Standard">4: NACK -&gt; Package Daten Index nicht ok</text:p>
      <text:p text:style-name="Standard">5..15: frei</text:p>
      <text:p text:style-name="Standard"/>
      <text:p text:style-name="Standard"/>
      <text:p text:style-name="P147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P148">=&gt;0001.0000: Anfrage Slave, Daten verfügbar</text:p>
      <text:p text:style-name="P149">&lt;=0001.0000 CS S0 S1 S2 S3<text:s/></text:p>
      <text:p text:style-name="P150"/>
      <text:p text:style-name="Standard">S[x]: Länge der Nächsten 4 Nachrichten im Buffer, 0 = keine Nachricht vorhanden</text:p>
      <text:p text:style-name="Standard">Bei keiner Nachricht im Buffer, dann I2C Nack</text:p>
      <text:p text:style-name="Standard"/>
      <text:p text:style-name="Standard">=&gt;0000.0000: Anfrage Nächste Nachricht</text:p>
      <text:p text:style-name="Standard">Bei keiner Nachricht im Buffer, dann I2C Na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es, Florian</dc:creator>
    <meta:creation-date>2009-04-16T11:32:00Z</meta:creation-date>
    <dc:date>2019-10-18T06:45:00Z</dc:date>
    <meta:template xlink:href="Normal.dotm" xlink:type="simple"/>
    <meta:editing-cycles>3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7" meta:word-count="512" meta:character-count="3734" meta:row-count="26" meta:non-whitespace-character-count="3229"/>
  </office:meta>
</office:document-meta>
</file>